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95b0" officeooo:paragraph-rsid="001795b0"/>
    </style:style>
    <style:style style:name="P2" style:family="paragraph" style:parent-style-name="Standard">
      <style:text-properties officeooo:rsid="001795b0" officeooo:paragraph-rsid="0017bb87"/>
    </style:style>
    <style:style style:name="T1" style:family="text">
      <style:text-properties officeooo:rsid="0017bb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EDER-BOT</text:p>
      <text:p text:style-name="P1"/>
      <text:p text:style-name="P2">Depuis des années la déforestation détruit de plus en plus de forêt, nous avons donc voulus créer un projet qui pourrait reconstruire ces forêts, nous avons donc pensés à un <text:span text:style-name="T1">rover</text:span> qui serait capable de creuser des troues p<text:span text:style-name="T1">our permettre de </text:span>planter des pousses <text:span text:style-name="T1">et</text:span> tout cela de manière automatique,</text:p>
      <text:p text:style-name="P2">le rover pourra se recharger à l’aide d’une station de recharge <text:span text:style-name="T1">qui sera</text:span> <text:span text:style-name="T1">équipé</text:span> <text:span text:style-name="T1">d’</text:span>un panneau solaire, <text:span text:style-name="T1">puis,</text:span> récupérer des pousses afin d’accomplir sa tâch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1:03:37.539000000</meta:creation-date>
    <dc:date>2019-10-17T11:26:16.632000000</dc:date>
    <meta:editing-duration>PT1M47S</meta:editing-duration>
    <meta:editing-cycles>1</meta:editing-cycles>
    <meta:document-statistic meta:table-count="0" meta:image-count="0" meta:object-count="0" meta:page-count="1" meta:paragraph-count="3" meta:word-count="76" meta:character-count="463" meta:non-whitespace-character-count="388"/>
    <meta:generator>LibreOffice/6.1.3.2$Windows_X86_64 LibreOffice_project/86daf60bf00efa86ad547e59e09d6bb77c699acb</meta:generator>
  </office:meta>
</office:document-meta>
</file>